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dSpringRuleTestCase.springAndJUnitTimeo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SpringRuleTests.getRunn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SpringRuleTests.getTest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